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41mm"/>
    </style:style>
    <style:style style:name="co2" style:family="table-column">
      <style:table-column-properties fo:break-before="auto" style:column-width="13.5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13.35mm"/>
    </style:style>
    <style:style style:name="co5" style:family="table-column">
      <style:table-column-properties fo:break-before="auto" style:column-width="9.4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terative47" table:style-name="ta1">
        <table:shapes>
          <draw:frame draw:z-index="0" draw:style-name="gr1" draw:text-style-name="P1" svg:width="195.14mm" svg:height="109.76mm" svg:x="68.92mm" svg:y="7.11mm">
            <loext:p draw:notify-on-update-of-ranges="iterative47.A1:iterative47.A1 iterative47.A2:iterative47.A30 iterative47.B1:iterative47.B1 iterative47.B2:iterative47.B30 iterative47.A1:iterative47.A1 iterative47.A2:iterative47.A30 iterative47.C1:iterative47.C1 iterative47.C2:iterative47.C30 iterative47.A1:iterative47.A1 iterative47.A2:iterative47.A30 iterative47.D1:iterative47.D1 iterative47.D2:iterative47.D30 iterative47.A1:iterative47.A1 iterative47.A2:iterative47.A30 iterative47.E1:iterative47.E1 iterative47.E2:iterative47.E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ules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unsaf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21" calcext:value-type="float">
            <text:p>121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39" calcext:value-type="float">
            <text:p>13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45" calcext:value-type="float">
            <text:p>245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275" calcext:value-type="float">
            <text:p>27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369" calcext:value-type="float">
            <text:p>36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551" calcext:value-type="float">
            <text:p>551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979" calcext:value-type="float">
            <text:p>979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739" calcext:value-type="float">
            <text:p>739</text:p>
          </table:table-cell>
          <table:table-cell office:value-type="float" office:value="282" calcext:value-type="float">
            <text:p>28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891" calcext:value-type="float">
            <text:p>891</text:p>
          </table:table-cell>
          <table:table-cell office:value-type="float" office:value="283" calcext:value-type="float">
            <text:p>28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621" calcext:value-type="float">
            <text:p>1621</text:p>
          </table:table-cell>
          <table:table-cell office:value-type="float" office:value="284" calcext:value-type="float">
            <text:p>28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2279" calcext:value-type="float">
            <text:p>2279</text:p>
          </table:table-cell>
          <table:table-cell office:value-type="float" office:value="285" calcext:value-type="float">
            <text:p>28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479" calcext:value-type="float">
            <text:p>2479</text:p>
          </table:table-cell>
          <table:table-cell office:value-type="float" office:value="286" calcext:value-type="float">
            <text:p>286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4939" calcext:value-type="float">
            <text:p>4939</text:p>
          </table:table-cell>
          <table:table-cell office:value-type="float" office:value="287" calcext:value-type="float">
            <text:p>287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6275" calcext:value-type="float">
            <text:p>6275</text:p>
          </table:table-cell>
          <table:table-cell office:value-type="float" office:value="288" calcext:value-type="float">
            <text:p>288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11165" calcext:value-type="float">
            <text:p>11165</text:p>
          </table:table-cell>
          <table:table-cell office:value-type="float" office:value="289" calcext:value-type="float">
            <text:p>289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21979" calcext:value-type="float">
            <text:p>21979</text:p>
          </table:table-cell>
          <table:table-cell office:value-type="float" office:value="290" calcext:value-type="float">
            <text:p>290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30261" calcext:value-type="float">
            <text:p>30261</text:p>
          </table:table-cell>
          <table:table-cell office:value-type="float" office:value="291" calcext:value-type="float">
            <text:p>291</text:p>
          </table:table-cell>
          <table:table-cell office:value-type="float" office:value="2029" calcext:value-type="float">
            <text:p>20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4T21:04:00.155975000</dc:date>
    <meta:editing-duration>PT1M36S</meta:editing-duration>
    <meta:editing-cycles>1</meta:editing-cycles>
    <meta:document-statistic meta:table-count="1" meta:cell-count="150" meta:object-count="1"/>
    <meta:generator>LibreOffice/5.2.7.2$MacOSX_X86_64 LibreOffice_project/2b7f1e640c46ceb28adf43ee075a6e8b8439ed1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515cm" svg:height="10.977cm" xlink:href=".." xlink:type="simple" chart:class="chart:scatter" chart:style-name="ch1">
        <chart:legend chart:legend-position="end" svg:x="17.108cm" svg:y="4.448cm" style:legend-expansion="high" chart:style-name="ch2"/>
        <chart:plot-area chart:style-name="ch3" table:cell-range-address="iterative47.A1:iterative47.E30" chart:data-source-has-labels="row" svg:x="0.39cm" svg:y="0.219cm" svg:width="16.328cm" svg:height="10.539cm">
          <chartooo:coordinate-region svg:x="1.606cm" svg:y="0.417cm" svg:width="14.923cm" svg:height="9.697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erative47.B2:iterative47.B30" chart:label-cell-address="iterative47.B1:iterative47.B1" chart:class="chart:scatter">
            <chart:domain table:cell-range-address="iterative47.A2:iterative47.A30"/>
            <chart:data-point chart:repeated="29"/>
          </chart:series>
          <chart:series chart:style-name="ch7" chart:values-cell-range-address="iterative47.C2:iterative47.C30" chart:label-cell-address="iterative47.C1:iterative47.C1" chart:class="chart:scatter">
            <chart:data-point chart:repeated="29"/>
          </chart:series>
          <chart:series chart:style-name="ch8" chart:values-cell-range-address="iterative47.D2:iterative47.D30" chart:label-cell-address="iterative47.D1:iterative47.D1" chart:class="chart:scatter">
            <chart:data-point chart:repeated="29"/>
          </chart:series>
          <chart:series chart:style-name="ch9" chart:values-cell-range-address="iterative47.E2:iterative47.E30" chart:label-cell-address="iterative47.E1:iterative47.E1" chart:class="chart:scatter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rrect</text:p>
                <draw:g>
                  <svg:desc>iterative47.B1:iterative47.B1</svg:desc>
                </draw:g>
              </table:table-cell>
              <table:table-cell office:value-type="string">
                <text:p>safe</text:p>
                <draw:g>
                  <svg:desc>iterative47.C1:iterative47.C1</svg:desc>
                </draw:g>
              </table:table-cell>
              <table:table-cell office:value-type="string">
                <text:p>unsafe</text:p>
                <draw:g>
                  <svg:desc>iterative47.D1:iterative47.D1</svg:desc>
                </draw:g>
              </table:table-cell>
              <table:table-cell office:value-type="string">
                <text:p>time</text:p>
                <draw:g>
                  <svg:desc>iterative47.E1:iterative47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iterative47.A2:iterative47.A30</svg:desc>
                </draw:g>
              </table:table-cell>
              <table:table-cell office:value-type="float" office:value="2">
                <text:p>2</text:p>
                <draw:g>
                  <svg:desc>iterative47.B2:iterative47.B30</svg:desc>
                </draw:g>
              </table:table-cell>
              <table:table-cell office:value-type="float" office:value="3">
                <text:p>3</text:p>
                <draw:g>
                  <svg:desc>iterative47.C2:iterative47.C30</svg:desc>
                </draw:g>
              </table:table-cell>
              <table:table-cell office:value-type="float" office:value="0">
                <text:p>0</text:p>
                <draw:g>
                  <svg:desc>iterative47.D2:iterative47.D30</svg:desc>
                </draw:g>
              </table:table-cell>
              <table:table-cell office:value-type="float" office:value="0">
                <text:p>0</text:p>
                <draw:g>
                  <svg:desc>iterative47.E2:iterative47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9">
                <text:p>59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1">
                <text:p>71</text:p>
              </table:table-cell>
              <table:table-cell office:value-type="float" office:value="25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1">
                <text:p>121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9">
                <text:p>139</text:p>
              </table:table-cell>
              <table:table-cell office:value-type="float" office:value="27">
                <text:p>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45">
                <text:p>245</text:p>
              </table:table-cell>
              <table:table-cell office:value-type="float" office:value="28">
                <text:p>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75">
                <text:p>275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69">
                <text:p>369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51">
                <text:p>551</text:p>
              </table:table-cell>
              <table:table-cell office:value-type="float" office:value="31">
                <text:p>3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79">
                <text:p>979</text:p>
              </table:table-cell>
              <table:table-cell office:value-type="float" office:value="32">
                <text:p>3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39">
                <text:p>739</text:p>
              </table:table-cell>
              <table:table-cell office:value-type="float" office:value="282">
                <text:p>28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891">
                <text:p>891</text:p>
              </table:table-cell>
              <table:table-cell office:value-type="float" office:value="283">
                <text:p>28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621">
                <text:p>1621</text:p>
              </table:table-cell>
              <table:table-cell office:value-type="float" office:value="284">
                <text:p>28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279">
                <text:p>2279</text:p>
              </table:table-cell>
              <table:table-cell office:value-type="float" office:value="285">
                <text:p>28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479">
                <text:p>2479</text:p>
              </table:table-cell>
              <table:table-cell office:value-type="float" office:value="286">
                <text:p>28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939">
                <text:p>4939</text:p>
              </table:table-cell>
              <table:table-cell office:value-type="float" office:value="287">
                <text:p>287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275">
                <text:p>6275</text:p>
              </table:table-cell>
              <table:table-cell office:value-type="float" office:value="288">
                <text:p>28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165">
                <text:p>11165</text:p>
              </table:table-cell>
              <table:table-cell office:value-type="float" office:value="289">
                <text:p>289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1979">
                <text:p>21979</text:p>
              </table:table-cell>
              <table:table-cell office:value-type="float" office:value="290">
                <text:p>290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261">
                <text:p>30261</text:p>
              </table:table-cell>
              <table:table-cell office:value-type="float" office:value="291">
                <text:p>291</text:p>
              </table:table-cell>
              <table:table-cell office:value-type="float" office:value="2029">
                <text:p>20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MacOSX_X86_64 LibreOffice_project/2b7f1e640c46ceb28adf43ee075a6e8b8439ed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